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/>
      <text:p text:style-name="Standard">&lt;html&gt;</text:p>
      <text:p text:style-name="Standard"><text:s text:c="2"/>&lt;head&gt;</text:p>
      <text:p text:style-name="Standard">&lt;link rel="stylesheet" href="lib/style.css"&gt;</text:p>
      <text:p text:style-name="Standard"><text:s text:c="2"/>&lt;/head&gt;</text:p>
      <text:p text:style-name="Standard"/>
      <text:p text:style-name="Standard"><text:s text:c="2"/>&lt;body&gt;</text:p>
      <text:p text:style-name="Standard"/>
      <text:p text:style-name="Standard">&lt;div class="contacts"&gt;</text:p>
      <text:p text:style-name="Standard">&lt;span class="contacts1"&gt;Контакты &lt;img src="https://cdn-icons-png.flaticon.com/512/900/900782.png" height="15px"&gt;&lt;/span&gt; &lt;br&gt;&lt;br&gt;</text:p>
      <text:p text:style-name="Standard">&lt;span class="contacts2"&gt;&lt;img src="https://e7.pngegg.com/pngimages/231/596/png-clipart-computer-icons-mobile-phones-telephone-call-text-telephone-call.png" height="15px"&gt; +79092804078&lt;/span&gt; <text:s/>&lt;br&gt;&lt;br&gt;</text:p>
      <text:p text:style-name="Standard">&lt;span class="contacts2"&gt;&lt;img src="https://w7.pngwing.com/pngs/841/675/png-transparent-computer-icons-google-play-google.png" height=15px&gt; utyugov.vlad@gmail.com&lt;/span&gt; <text:s/>&lt;br&gt;&lt;br&gt;</text:p>
      <text:p text:style-name="Standard">&lt;span class="contacts2"&gt; &lt;img src="https://e7.pngegg.com/pngimages/723/450/png-clipart-computer-icons-map-pin-map-flag-pin.png" height="15px"&gt; г.Ярославль&lt;/span&gt; <text:s/></text:p>
      <text:p text:style-name="Standard">&lt;/div&gt;</text:p>
      <text:p text:style-name="Standard">&lt;div class="myself"&gt;</text:p>
      <text:p text:style-name="Standard"><text:s text:c="2"/>&lt;span class="myself1"&gt; О себе&lt;/span&gt; &lt;br&gt;</text:p>
      <text:p text:style-name="Standard"><text:s text:c="2"/>&lt;p class="myself2"&gt;Меня зовут Влад Утюгов. Я поступил на этот курс, чтобы замотивировать себя программировать и в дальнейшем стать ведущим разработчиком, а может даже стать разработчиком игр и выпускать игры, которые прославятся на весь мир. &lt;p class ="steam"&gt;&lt;img src="https://encrypted-tbn0.gstatic.com/images?q=tbn:ANd9GcS4hG8dTFW3hWKTLVmYGGcTKBokdI33uHwoyDJY4Cg-QQ&amp;s" height=60px right&gt;&lt;/p&gt;&lt;/p&gt;</text:p>
      <text:p text:style-name="Standard">&lt;/div&gt;</text:p>
      <text:p text:style-name="Standard">&lt;div class="language"&gt;</text:p>
      <text:p text:style-name="Standard"><text:s text:c="2"/>&lt;span class="myself1"&gt;Языки &lt;img src="https://w7.pngwing.com/pngs/874/969/png-transparent-translation-language-interpretation-computer-icons-others-miscellaneous-english-text.png" height="20px"&gt;&lt;/span&gt;</text:p>
      <text:p text:style-name="Standard"><text:s text:c="2"/>&lt;ul&gt;</text:p>
      <text:p text:style-name="Standard"><text:s text:c="4"/>&lt;li&gt;Русский&lt;/li&gt;</text:p>
      <text:p text:style-name="Standard"><text:s text:c="4"/>&lt;li&gt;Английский&lt;/li&gt;</text:p>
      <text:p text:style-name="Standard"><text:s text:c="2"/>&lt;/ul&gt;</text:p>
      <text:p text:style-name="Standard">&lt;/div&gt;</text:p>
      <text:p text:style-name="Standard"/>
      <text:p text:style-name="Standard">&lt;div class="interes"&gt;</text:p>
      <text:p text:style-name="Standard">&lt;span&gt;Интересные направления&lt;/span&gt;</text:p>
      <text:p text:style-name="Standard">&lt;p class="interes1"&gt;Разработка программного обеспечения, системное администрирование и сетевое администрирование, базы данных, </text:p>
      <text:p text:style-name="Standard">информационная безопасность.&lt;/p&gt;</text:p>
      <text:p text:style-name="Standard">&lt;/div&gt;</text:p>
      <text:p text:style-name="Standard">&lt;div class="prof"&gt;</text:p>
      <text:p text:style-name="Standard">&lt;span class="center"&gt;&lt;u&gt;Интересные профессии&lt;/u&gt;&lt;/span&gt;</text:p>
      <text:p text:style-name="Standard">&lt;ul class="spisok"&gt;</text:p>
      <text:p text:style-name="Standard"><text:s text:c="4"/>&lt;li&gt;Разработчик Программного обечпечения&lt;/li&gt;</text:p>
      <text:p text:style-name="Standard"><text:s text:c="4"/>&lt;li&gt;Веб-разработчик&lt;/li&gt;</text:p>
      <text:p text:style-name="Standard"><text:s text:c="4"/>&lt;li&gt;Мобильный разработчик&lt;/li&gt;</text:p>
      <text:p text:style-name="Standard"><text:soft-page-break/><text:s text:c="2"/>&lt;/ul&gt;</text:p>
      <text:p text:style-name="Standard">&lt;/div&gt;</text:p>
      <text:p text:style-name="Standard">&lt;div class="hobby"&gt;</text:p>
      <text:p text:style-name="Standard">&lt;span class="hobby1"&gt;Хобби&lt;/span&gt;</text:p>
      <text:p text:style-name="Standard">&lt;ul&gt;</text:p>
      <text:p text:style-name="Standard"><text:s text:c="2"/>&lt;li&gt;Волейбол&lt;/li&gt;</text:p>
      <text:p text:style-name="Standard"><text:s text:c="2"/>&lt;li&gt;Компьютерные игры&lt;/li&gt;</text:p>
      <text:p text:style-name="Standard"><text:s text:c="2"/>&lt;li&gt;Шахматы&lt;/li&gt;</text:p>
      <text:p text:style-name="Standard">&lt;/ul&gt;</text:p>
      <text:p text:style-name="Standard">&lt;/div&gt;</text:p>
      <text:p text:style-name="Standard"><text:s text:c="2"/>&lt;/body&gt;</text:p>
      <text:p text:style-name="Standard"><text:s text:c="2"/>&lt;div class=edu&gt;</text:p>
      <text:p text:style-name="Standard"><text:s text:c="4"/>&lt;span class=edu1&gt;Образование &lt;img src="https://cdn-icons-png.flaticon.com/512/2790/2790260.png" height="30px"&gt;&lt;/span&gt;&lt;br&gt;</text:p>
      <text:p text:style-name="Standard"><text:s text:c="4"/>&lt;p class="center"&gt; Среднее профессиональное:</text:p>
      <text:p text:style-name="Standard">Красный диплом&lt;/p&gt;</text:p>
      <text:p text:style-name="Standard"><text:s text:c="2"/>&lt;/div&gt;</text:p>
      <text:p text:style-name="Standard"><text:s text:c="2"/>&lt;div class="skill"&gt;</text:p>
      <text:p text:style-name="Standard"><text:s text:c="4"/>&lt;span&gt;&lt;img src="https://c0.klipartz.com/pngpicture/339/1014/gratis-png-computacion-iconos-conocimiento-habilidad-reclutamiento-mente.png" height="40px"&gt;&lt;span class=skill2&gt; Навыки&lt;/span&gt;&lt;/span&gt;&lt;br&gt;&lt;br&gt;</text:p>
      <text:p text:style-name="Standard"><text:s text:c="4"/>&lt;span class="skill1"&gt;Python &lt;/span&gt;&lt;br&gt;&lt;br&gt;</text:p>
      <text:p text:style-name="Standard"><text:s text:c="4"/>&lt;span class="skill1"&gt;C++&lt;/span&gt;&lt;br&gt;&lt;br&gt;</text:p>
      <text:p text:style-name="Standard"><text:s text:c="4"/>&lt;span class="skill1"&gt;WEB-Дизайн&lt;/span&gt;</text:p>
      <text:p text:style-name="Standard"><text:s text:c="2"/>&lt;/div&gt;</text:p>
      <text:p text:style-name="Standard"><text:s text:c="2"/>&lt;div class=code&gt;</text:p>
      <text:p text:style-name="Standard"><text:s text:c="4"/>&lt;span&gt;Изучаемые языки программирования &lt;/span&gt;</text:p>
      <text:p text:style-name="Standard"><text:s text:c="4"/>&lt;p class="img1"&gt;</text:p>
      <text:p text:style-name="Standard"><text:s text:c="4"/>&lt;img src="https://encrypted-tbn0.gstatic.com/images?q=tbn:ANd9GcT6rU3lr5-GoTCmAZc3ztCVXCnxmUFJb-SHseL6T5-UWw&amp;s" height="40px"&gt;&lt;/p&gt;</text:p>
      <text:p text:style-name="Standard"><text:s text:c="4"/>&lt;ul&gt;</text:p>
      <text:p text:style-name="Standard"><text:s text:c="4"/>&lt;li&gt;C++&lt;/li&gt;</text:p>
      <text:p text:style-name="Standard"><text:s text:c="4"/>&lt;li&gt;SQL&lt;/li&gt;</text:p>
      <text:p text:style-name="Standard"><text:s text:c="4"/>&lt;li&gt;Python&lt;/li&gt;</text:p>
      <text:p text:style-name="Standard"><text:s text:c="4"/>&lt;li&gt;C#&lt;/li&gt;</text:p>
      <text:p text:style-name="Standard"><text:s text:c="4"/>&lt;/ul&gt;</text:p>
      <text:p text:style-name="Standard"/>
      <text:p text:style-name="Standard"/>
      <text:p text:style-name="Standard"><text:s text:c="2"/>&lt;/div&gt;</text:p>
      <text:p text:style-name="Standard"><text:s text:c="2"/>&lt;div class=kartinka&gt;</text:p>
      <text:p text:style-name="Standard"><text:s text:c="4"/>&lt;img src="https://masterpiecer-images.s3.yandex.net/3d589afa91ac11ee922a7a2f0d1382ba:upscaled" height="175px" width="200px"&gt;</text:p>
      <text:p text:style-name="Standard"><text:s text:c="4"/>&lt;/div&gt;</text:p>
      <text:p text:style-name="Standard"/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18:48:19.692000000</meta:creation-date>
    <dc:date>2024-04-11T18:48:36.384000000</dc:date>
    <meta:editing-duration>PT23S</meta:editing-duration>
    <meta:editing-cycles>1</meta:editing-cycles>
    <meta:document-statistic meta:table-count="0" meta:image-count="0" meta:object-count="0" meta:page-count="2" meta:paragraph-count="71" meta:word-count="196" meta:character-count="3180" meta:non-whitespace-character-count="2922"/>
    <meta:generator>LibreOffice/7.5.2.2$Windows_X86_64 LibreOffice_project/53bb9681a964705cf672590721dbc85eb4d0c3a2</meta:generator>
  </office:meta>
</office:document-meta>
</file>